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Arrow" draw:fill="none" draw:textarea-vertical-align="middle"/>
    </style:style>
    <style:style style:name="gr2" style:family="graphic" style:parent-style-name="objectwithoutfill">
      <style:graphic-properties draw:stroke="solid" svg:stroke-width="0cm" svg:stroke-color="#000000" draw:marker-start="Arrow" draw:marker-start-width="0cm" draw:marker-end-width="0cm" draw:fill="none" draw:fill-color="#000000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solid" svg:stroke-width="0cm" svg:stroke-color="#000000" draw:marker-start="Arrow" draw:marker-start-width="0cm" draw:marker-end="Arrowheads_20_2" draw:marker-end-width="0.45cm" draw:fill="none" draw:fill-color="#000000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stroke="solid" svg:stroke-width="0cm" svg:stroke-color="#000000" draw:marker-start="Arrowheads_20_2" draw:marker-start-width="0cm" draw:marker-end="Arrowheads_20_2" draw:marker-end-width="0.45cm" draw:fill="none" draw:fill-color="#000000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Ultrafine_20_Dashed" svg:stroke-width="0cm" svg:stroke-color="#000000" draw:marker-start="Arrow" draw:marker-start-width="0cm" draw:marker-end-width="0cm" draw:fill="none" draw:fill-color="#000000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3cm" svg:height="0.778cm" svg:x="1.2cm" svg:y="4.3cm">
          <text:p text:style-name="P1"><text:span text:style-name="T1"><text:s/></text:span><text:span text:style-name="T2">App</text:span></text:p>
        </draw:rect>
        <draw:rect draw:style-name="gr1" draw:text-style-name="P2" draw:layer="layout" svg:width="2.3cm" svg:height="0.778cm" svg:x="14.8cm" svg:y="4.322cm">
          <text:p text:style-name="P1"><text:span text:style-name="T1"><text:s/></text:span><text:span text:style-name="T2">Server</text:span></text:p>
        </draw:rect>
        <draw:rect draw:style-name="gr1" draw:text-style-name="P3" draw:layer="layout" svg:width="3cm" svg:height="0.8cm" svg:x="4.3cm" svg:y="4.3cm">
          <text:p text:style-name="P3"><text:span text:style-name="T2"><text:s/></text:span><text:span text:style-name="T2">Start walk</text:span></text:p>
        </draw:rect>
        <draw:rect draw:style-name="gr1" draw:text-style-name="P3" draw:layer="layout" svg:width="2.4cm" svg:height="0.778cm" svg:x="17.4cm" svg:y="4.3cm">
          <text:p text:style-name="P3"><text:span text:style-name="T2">Website</text:span></text:p>
        </draw:rect>
        <draw:rect draw:style-name="gr2" draw:text-style-name="P1" draw:layer="layout" svg:width="0.8cm" svg:height="8.4cm" svg:x="1.8cm" svg:y="5.5cm">
          <text:p/>
        </draw:rect>
        <draw:line draw:style-name="gr3" draw:text-style-name="P1" draw:layer="layout" svg:x1="2.7cm" svg:y1="7.1cm" svg:x2="5.9cm" svg:y2="7.1cm">
          <text:p/>
        </draw:line>
        <draw:rect draw:style-name="gr2" draw:text-style-name="P1" draw:layer="layout" svg:width="0.8cm" svg:height="10.3cm" svg:x="6cm" svg:y="5.5cm">
          <text:p/>
        </draw:rect>
        <draw:rect draw:style-name="gr2" draw:text-style-name="P1" draw:layer="layout" svg:width="0.8cm" svg:height="3.9cm" svg:x="10cm" svg:y="5.5cm">
          <text:p/>
        </draw:rect>
        <draw:rect draw:style-name="gr1" draw:text-style-name="P3" draw:layer="layout" svg:width="3.2cm" svg:height="0.8cm" svg:x="2.7cm" svg:y="6.1cm">
          <text:p text:style-name="P3"><text:span text:style-name="T2"><text:s/></text:span><text:span text:style-name="T2">Walk details</text:span></text:p>
        </draw:rect>
        <draw:rect draw:style-name="gr1" draw:text-style-name="P3" draw:layer="layout" svg:width="3.2cm" svg:height="0.778cm" svg:x="7.9cm" svg:y="4.322cm">
          <text:p text:style-name="P3"><text:span text:style-name="T2">Location</text:span></text:p>
        </draw:rect>
        <draw:line draw:style-name="gr3" draw:text-style-name="P1" draw:layer="layout" svg:x1="6.9cm" svg:y1="7.1cm" svg:x2="10.1cm" svg:y2="7.1cm">
          <text:p/>
        </draw:line>
        <draw:rect draw:style-name="gr1" draw:text-style-name="P3" draw:layer="layout" svg:width="3cm" svg:height="0.8cm" svg:x="6.9cm" svg:y="6.1cm">
          <text:p text:style-name="P3"><text:span text:style-name="T2">Get location</text:span></text:p>
        </draw:rect>
        <draw:rect draw:style-name="gr1" draw:text-style-name="P3" draw:layer="layout" svg:width="3cm" svg:height="0.9cm" svg:x="6.9cm" svg:y="7.6cm">
          <text:p text:style-name="P3"><text:span text:style-name="T2">Record </text:span></text:p>
          <text:p text:style-name="P3"><text:span text:style-name="T2">co-ordinates</text:span></text:p>
        </draw:rect>
        <draw:line draw:style-name="gr4" draw:text-style-name="P1" draw:layer="layout" svg:x1="10.1cm" svg:y1="8.8cm" svg:x2="6.9cm" svg:y2="8.8cm">
          <text:p/>
        </draw:line>
        <draw:rect draw:style-name="gr1" draw:text-style-name="P3" draw:layer="layout" svg:width="3.7cm" svg:height="0.8cm" svg:x="8cm" svg:y="9.7cm">
          <text:p text:style-name="P3"><text:span text:style-name="T2">Take picture</text:span></text:p>
        </draw:rect>
        <draw:rect draw:style-name="gr1" draw:text-style-name="P3" draw:layer="layout" svg:width="3.2cm" svg:height="0.778cm" svg:x="11.4cm" svg:y="4.322cm">
          <text:p text:style-name="P3"><text:span text:style-name="T2">Add picture</text:span></text:p>
        </draw:rect>
        <draw:rect draw:style-name="gr1" draw:text-style-name="P3" draw:layer="layout" svg:width="6cm" svg:height="0.8cm" svg:x="8cm" svg:y="14.3cm">
          <text:p text:style-name="P3"><text:span text:style-name="T2">Send walk/pictures to database</text:span></text:p>
        </draw:rect>
        <draw:rect draw:style-name="gr1" draw:text-style-name="P3" draw:layer="layout" svg:width="4.7cm" svg:height="0.8cm" svg:x="7.9cm" svg:y="11.1cm">
          <text:p text:style-name="P3"><text:span text:style-name="T2">Save picture to phone</text:span></text:p>
        </draw:rect>
        <draw:line draw:style-name="gr3" draw:text-style-name="P1" draw:layer="layout" svg:x1="6.9cm" svg:y1="10.6cm" svg:x2="12.6cm" svg:y2="10.6cm">
          <text:p/>
        </draw:line>
        <draw:line draw:style-name="gr3" draw:text-style-name="P1" draw:layer="layout" svg:x1="12.7cm" svg:y1="12cm" svg:x2="7cm" svg:y2="12cm">
          <text:p/>
        </draw:line>
        <draw:rect draw:style-name="gr2" draw:text-style-name="P1" draw:layer="layout" svg:width="0.8cm" svg:height="4cm" svg:x="12.7cm" svg:y="9.5cm">
          <text:p/>
        </draw:rect>
        <draw:line draw:style-name="gr3" draw:text-style-name="P1" draw:layer="layout" svg:x1="7cm" svg:y1="15.2cm" svg:x2="15.3cm" svg:y2="15.2cm">
          <text:p/>
        </draw:line>
        <draw:rect draw:style-name="gr2" draw:text-style-name="P1" draw:layer="layout" svg:width="0.8cm" svg:height="4cm" svg:x="15.5cm" svg:y="11.9cm">
          <text:p/>
        </draw:rect>
        <draw:line draw:style-name="gr5" draw:text-style-name="P1" draw:layer="layout" svg:x1="15.9cm" svg:y1="11.9cm" svg:x2="15.9cm" svg:y2="5.2cm">
          <text:p/>
        </draw:line>
        <draw:line draw:style-name="gr5" draw:text-style-name="P1" draw:layer="layout" svg:x1="13.1cm" svg:y1="9.5cm" svg:x2="13.1cm" svg:y2="5.1cm">
          <text:p/>
        </draw:line>
        <draw:line draw:style-name="gr5" draw:text-style-name="P1" draw:layer="layout" svg:x1="10.4cm" svg:y1="5.5cm" svg:x2="10.4cm" svg:y2="5.1cm">
          <text:p/>
        </draw:line>
        <draw:line draw:style-name="gr5" draw:text-style-name="P1" draw:layer="layout" svg:x1="6.4cm" svg:y1="5.5cm" svg:x2="6.4cm" svg:y2="5.1cm">
          <text:p/>
        </draw:line>
        <draw:line draw:style-name="gr5" draw:text-style-name="P1" draw:layer="layout" svg:x1="2.2cm" svg:y1="5.5cm" svg:x2="2.2cm" svg:y2="5.1cm">
          <text:p/>
        </draw:line>
        <draw:rect draw:style-name="gr1" draw:text-style-name="P3" draw:layer="layout" svg:width="2.8cm" svg:height="0.8cm" svg:x="16.4cm" svg:y="13.6cm">
          <text:p text:style-name="P3"><text:span text:style-name="T2">Display walk</text:span></text:p>
        </draw:rect>
        <draw:rect draw:style-name="gr2" draw:text-style-name="P1" draw:layer="layout" svg:width="0.8cm" svg:height="4cm" svg:x="19.4cm" svg:y="11.9cm">
          <text:p/>
        </draw:rect>
        <draw:line draw:style-name="gr5" draw:text-style-name="P1" draw:layer="layout" svg:x1="19.6cm" svg:y1="11.9cm" svg:x2="19.6cm" svg:y2="5.2cm">
          <text:p/>
        </draw:line>
        <draw:line draw:style-name="gr3" draw:text-style-name="P1" draw:layer="layout" svg:x1="16.4cm" svg:y1="14.7cm" svg:x2="19.4cm" svg:y2="1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GB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0T18:07:05.394215000</meta:creation-date>
    <dc:date>2014-01-30T19:19:53.402209000</dc:date>
    <meta:editing-duration>PT10M8S</meta:editing-duration>
    <meta:editing-cycles>2</meta:editing-cycles>
    <meta:generator>LibreOffice/4.1.0.4$MacOSX_x86 LibreOffice_project/89ea49ddacd9aa532507cbf852f2bb22b1ace28</meta:generator>
    <meta:document-statistic meta:object-count="32"/>
  </office:meta>
</office:document-meta>
</file>